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 fo:font-weight="bold" style:font-weight-asian="bold" style:font-weight-complex="bold"/>
    </style:style>
    <style:style style:name="P3" style:family="paragraph" style:parent-style-name="Standard">
      <style:text-properties style:text-position="sub 58%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style:text-position="0% 100%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inuity of a function</text:p>
      <text:p text:style-name="Standard"/>
      <text:list xml:id="list416696402" text:style-name="L1">
        <text:list-item>
          <text:p text:style-name="P4">A function, f(x), is said to be continuous at x = x<text:span text:style-name="T2">0</text:span><text:span text:style-name="T1"> if</text:span></text:p>
          <text:list>
            <text:list-item>
              <text:p text:style-name="P4"><text:span text:style-name="T1">f(x) is defined at x</text:span><text:span text:style-name="T2">0 </text:span><text:span text:style-name="T1">and</text:span><text:span text:style-name="T1"><draw:frame draw:style-name="fr1" draw:name="Object8" text:anchor-type="as-char" svg:y="-0.152in" svg:width="0.6535in" svg:height="0.312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exists</text:span></text:p>
            </text:list-item>
            <text:list-item>
              <text:p text:style-name="P4"><text:span text:style-name="T1">f(x) = </text:span><text:span text:style-name="T1"><draw:frame draw:style-name="fr1" draw:name="Object9" text:anchor-type="as-char" svg:y="-0.152in" svg:width="0.6535in" svg:height="0.312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</text:list>
        </text:list-item>
        <text:list-item>
          <text:p text:style-name="P4"><text:span text:style-name="T1">Graphically, there is no break in a curve representing f(x) at x</text:span><text:span text:style-name="T2">0</text:span></text:p>
        </text:list-item>
      </text:list>
      <text:p text:style-name="P3"/>
      <text:p text:style-name="P2">Properties of a continuous function</text:p>
      <text:p text:style-name="P1">If f(x) and g(x) are two continuous functions at x = x<text:span text:style-name="T2">0</text:span>, then</text:p>
      <text:list xml:id="list1189170190" text:style-name="L2">
        <text:list-item>
          <text:p text:style-name="P5">f(x) + g(x) is continuous at x = x<text:span text:style-name="T2">0</text:span></text:p>
        </text:list-item>
        <text:list-item>
          <text:p text:style-name="P5">f(x) - g(x) is continuous at x = x<text:span text:style-name="T2">0</text:span></text:p>
        </text:list-item>
        <text:list-item>
          <text:p text:style-name="P5">cf(x) is continuous at x = x<text:span text:style-name="T2">0 </text:span>for some constant c</text:p>
        </text:list-item>
        <text:list-item>
          <text:p text:style-name="P5">f(x) + g(x) is continuous at x = x<text:span text:style-name="T2">0</text:span>, provided <draw:frame draw:style-name="fr1" draw:name="Object1" text:anchor-type="as-char" svg:y="-0.152in" svg:width="0.6772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9-23T09:18:52</meta:creation-date>
    <dc:date>2012-11-04T11:48:23</dc:date>
    <dc:creator>Kempa </dc:creator>
    <meta:editing-duration>PT12M16S</meta:editing-duration>
    <meta:editing-cycles>5</meta:editing-cycles>
    <meta:generator>LibreOffice/3.6$Linux_x86 LibreOffice_project/360m1$Build-2</meta:generator>
    <meta:document-statistic meta:table-count="0" meta:image-count="0" meta:object-count="3" meta:page-count="1" meta:paragraph-count="11" meta:word-count="103" meta:character-count="454" meta:non-whitespace-character-count="366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x</mi>
            <mo stretchy="false">→</mo>
            <msub>
              <mi>x</mi>
              <mn>0</mn>
            </msub>
          </mrow>
        </munder>
        <mi>f</mi>
      </mrow>
      <mrow>
        <mo stretchy="false">(</mo>
        <mrow>
          <mi>x</mi>
        </mrow>
        <mo stretchy="false">)</mo>
      </mrow>
    </mrow>
    <annotation encoding="StarMath 5.0">lim from x toward x_0 f(x)</annotation>
  </semantics>
</math>
</file>

<file path=Object 2/content.xml><?xml version="1.0" encoding="utf-8"?>
<math xmlns="http://www.w3.org/1998/Math/MathML">
  <semantics>
    <mrow>
      <mrow>
        <munder>
          <mi>lim</mi>
          <mrow>
            <mi>x</mi>
            <mo stretchy="false">→</mo>
            <msub>
              <mi>x</mi>
              <mn>0</mn>
            </msub>
          </mrow>
        </munder>
        <mi>f</mi>
      </mrow>
      <mrow>
        <mo stretchy="false">(</mo>
        <mrow>
          <mi>x</mi>
        </mrow>
        <mo stretchy="false">)</mo>
      </mrow>
    </mrow>
    <annotation encoding="StarMath 5.0">lim from x toward x_0 f(x)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row>
            <msub>
              <mi>x</mi>
              <mn>0</mn>
            </msub>
          </mrow>
          <mo stretchy="false">)</mo>
        </mrow>
        <mo stretchy="false">≠</mo>
        <mn>0</mn>
      </mrow>
    </mrow>
    <annotation encoding="StarMath 5.0">g(x_0) neq 0</annotation>
  </semantics>
</math>
</file>